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rsid="00290782" officeooo:paragraph-rsid="003a8ee3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fo:language="ru" fo:country="RU" officeooo:rsid="003d2ee0" officeooo:paragraph-rsid="003d2ee0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officeooo:paragraph-rsid="00491e8a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officeooo:paragraph-rsid="004bf942" style:font-size-asian="10pt" style:font-size-complex="10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font-name="Courier New1" fo:font-size="8pt" fo:language="ru" fo:country="RU" officeooo:rsid="0036a5c1" officeooo:paragraph-rsid="004bf942" style:font-size-asian="8pt" style:font-size-complex="8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4778e0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45a674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4778e0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454300"/>
    </style:style>
    <style:style style:name="T5" style:family="text">
      <style:text-properties fo:language="ru" fo:country="RU" officeooo:rsid="00491e8a"/>
    </style:style>
    <style:style style:name="T6" style:family="text">
      <style:text-properties fo:language="ru" fo:country="RU" officeooo:rsid="004bf942"/>
    </style:style>
    <style:style style:name="T7" style:family="text">
      <style:text-properties fo:color="#000000" fo:language="ru" fo:country="RU" officeooo:rsid="00202156"/>
    </style:style>
    <style:style style:name="T8" style:family="text">
      <style:text-properties officeooo:rsid="0023e6d9"/>
    </style:style>
    <style:style style:name="T9" style:family="text">
      <style:text-properties officeooo:rsid="0045a674"/>
    </style:style>
    <style:style style:name="T10" style:family="text">
      <style:text-properties officeooo:rsid="004778e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6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8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1"><text:soft-page-break/>Задание</text:p>
      <text:p text:style-name="P22"><text:span text:style-name="T10">Реализовать алгоритм Флойда на OpenMP и MPI, сравнить.</text:span></text:p>
      <text:p text:style-name="P22"><text:span text:style-name="T10"/></text:p>
      <text:p text:style-name="P17"><text:span text:style-name="T2">Фрагменты ли</text:span><text:span text:style-name="T7">стинг</text:span><text:span text:style-name="T2">а</text:span></text:p>
      <text:p text:style-name="P15"><text:span text:style-name="T5">//OpenMP</text:span></text:p>
      <text:p text:style-name="P16"><text:span text:style-name="T6">#include &lt;cstdlib&gt;</text:span></text:p>
      <text:p text:style-name="P16"><text:span text:style-name="T6">#include &lt;string&gt;</text:span></text:p>
      <text:p text:style-name="P16"><text:span text:style-name="T6">#include &lt;mpi.h&gt;</text:span></text:p>
      <text:p text:style-name="P16"><text:span text:style-name="T6">#include &lt;math.h&gt;</text:span></text:p>
      <text:p text:style-name="P16"><text:span text:style-name="T6">#include "util.h"</text:span></text:p>
      <text:p text:style-name="P16"><text:span text:style-name="T6"/></text:p>
      <text:p text:style-name="P16"><text:span text:style-name="T6">using namespace std;</text:span></text:p>
      <text:p text:style-name="P16"><text:span text:style-name="T6">using namespace MPI;</text:span></text:p>
      <text:p text:style-name="P16"><text:span text:style-name="T6"/></text:p>
      <text:p text:style-name="P16"><text:span text:style-name="T6"/></text:p>
      <text:p text:style-name="P16"><text:span text:style-name="T6">void floid(int** a, int n) {</text:span></text:p>
      <text:p text:style-name="P16"><text:span text:style-name="T6"><text:s text:c="4"/>for (int i = 0; i &lt; n; ++i) {</text:span></text:p>
      <text:p text:style-name="P16"><text:span text:style-name="T6"><text:s text:c="8"/>for (int j = 0; j &lt; n; ++j) {</text:span></text:p>
      <text:p text:style-name="P16"><text:span text:style-name="T6"><text:s text:c="12"/>if (a[i][j] == 0) {</text:span></text:p>
      <text:p text:style-name="P16"><text:span text:style-name="T6"><text:s text:c="16"/>a[i][j] = 1e8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><text:s text:c="4"/>for (int k = 0; k &lt; n; ++k) {</text:span></text:p>
      <text:p text:style-name="P16"><text:span text:style-name="T6"><text:s text:c="8"/>//#pragma omp parallel for</text:span></text:p>
      <text:p text:style-name="P16"><text:span text:style-name="T6"><text:s text:c="8"/>for (int i = 0; i &lt; n; ++i) {</text:span></text:p>
      <text:p text:style-name="P16"><text:span text:style-name="T6"><text:s text:c="12"/>//#pragma omp parallel for</text:span></text:p>
      <text:p text:style-name="P16"><text:span text:style-name="T6"><text:s text:c="12"/>for (int j = 0; j &lt; i; ++j) {</text:span></text:p>
      <text:p text:style-name="P16"><text:span text:style-name="T6"><text:s text:c="16"/>a[i][j] = Min(a[i][j], a[i][k] + a[k][i]);</text:span></text:p>
      <text:p text:style-name="P16"><text:span text:style-name="T6"><text:s text:c="16"/>a[j][i] = a[i][j]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>}</text:span></text:p>
      <text:p text:style-name="P16"><text:span text:style-name="T6"/></text:p>
      <text:p text:style-name="P16"><text:span text:style-name="T6">void testFloid(int n, int count, void (*floidFunk)(int**, int)) {</text:span></text:p>
      <text:p text:style-name="P16"><text:span text:style-name="T6"><text:s text:c="4"/>int **a, **b;</text:span></text:p>
      <text:p text:style-name="P16"><text:span text:style-name="T6"><text:s text:c="4"/>a = new int*[n];</text:span></text:p>
      <text:p text:style-name="P16"><text:span text:style-name="T6"><text:s text:c="4"/>b = new int*[n];</text:span></text:p>
      <text:p text:style-name="P16"><text:span text:style-name="T6"><text:s text:c="4"/>for (int i = 0; i &lt; n; ++i) {</text:span></text:p>
      <text:p text:style-name="P16"><text:span text:style-name="T6"><text:s text:c="8"/>a[i] = new int[n];</text:span></text:p>
      <text:p text:style-name="P16"><text:span text:style-name="T6"><text:s text:c="8"/>b[i] = new int[n];</text:span></text:p>
      <text:p text:style-name="P16"><text:span text:style-name="T6"><text:s text:c="4"/>}</text:span></text:p>
      <text:p text:style-name="P16"><text:span text:style-name="T6"/></text:p>
      <text:p text:style-name="P16"><text:span text:style-name="T6"><text:s text:c="4"/>for (int i = 0; i &lt; n; ++i) {</text:span></text:p>
      <text:p text:style-name="P16"><text:span text:style-name="T6"><text:s text:c="8"/>for (int j = 0; j &lt; i; ++j) {</text:span></text:p>
      <text:p text:style-name="P16"><text:span text:style-name="T6"><text:s text:c="12"/>a[i][j] = rand() % 10;</text:span></text:p>
      <text:p text:style-name="P16"><text:span text:style-name="T6"><text:s text:c="12"/>a[j][i] = a[i][j];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/></text:p>
      <text:p text:style-name="P16"><text:span text:style-name="T6"/></text:p>
      <text:p text:style-name="P16"><text:span text:style-name="T6"><text:s text:c="4"/>double result = 0;</text:span></text:p>
      <text:p text:style-name="P16"><text:span text:style-name="T6"/></text:p>
      <text:p text:style-name="P16"><text:span text:style-name="T6"><text:s text:c="4"/>for (int st = 0; st &lt; count; ++st) {</text:span></text:p>
      <text:p text:style-name="P16"><text:span text:style-name="T6"><text:s text:c="8"/>for (int i = 0; i &lt; n; ++i) {</text:span></text:p>
      <text:p text:style-name="P16"><text:span text:style-name="T6"><text:s text:c="12"/>for (int j = 0; j &lt; i; ++j) {</text:span></text:p>
      <text:p text:style-name="P16"><text:span text:style-name="T6"><text:s text:c="16"/>b[i][j] = a[i][j];</text:span></text:p>
      <text:p text:style-name="P16"><text:span text:style-name="T6"><text:s text:c="16"/>b[j][i] = a[i][j]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/></text:p>
      <text:p text:style-name="P16"><text:span text:style-name="T6"><text:s text:c="8"/>uint64_t start = getTime();</text:span></text:p>
      <text:p text:style-name="P16"><text:span text:style-name="T6"><text:s text:c="8"/>floidFunk(b, n);</text:span></text:p>
      <text:p text:style-name="P16"><text:span text:style-name="T6"><text:s text:c="8"/>uint64_t finish = getTime() - start;</text:span></text:p>
      <text:p text:style-name="P16"><text:span text:style-name="T6"/></text:p>
      <text:p text:style-name="P16"><text:span text:style-name="T6"><text:s text:c="8"/>result += (double) finish / count;</text:span></text:p>
      <text:p text:style-name="P16"><text:span text:style-name="T6"><text:s text:c="8"/>//cout &lt;&lt; finish &lt;&lt; endl;</text:span></text:p>
      <text:p text:style-name="P16"><text:span text:style-name="T6"><text:s text:c="4"/>}</text:span></text:p>
      <text:p text:style-name="P16"><text:span text:style-name="T6"><text:s text:c="4"/>printf("%10lf", result);</text:span></text:p>
      <text:p text:style-name="P16"><text:span text:style-name="T6"><text:s text:c="4"/>delete[] a;</text:span></text:p>
      <text:p text:style-name="P16"><text:span text:style-name="T6">}</text:span></text:p>
      <text:p text:style-name="P16"><text:span text:style-name="T6"/></text:p>
      <text:p text:style-name="P16"><text:span text:style-name="T6"/></text:p>
      <text:p text:style-name="P16"><text:soft-page-break/><text:span text:style-name="T6">int main(int argc, char** argv) {</text:span></text:p>
      <text:p text:style-name="P16"><text:span text:style-name="T6"><text:s text:c="4"/>srand(time(0));</text:span></text:p>
      <text:p text:style-name="P16"><text:span text:style-name="T6"><text:s text:c="4"/>ofstream out;</text:span></text:p>
      <text:p text:style-name="P16"><text:span text:style-name="T6"><text:s text:c="4"/>out.open("floid_result");</text:span></text:p>
      <text:p text:style-name="P16"><text:span text:style-name="T6"/></text:p>
      <text:p text:style-name="P16"><text:span text:style-name="T6"/></text:p>
      <text:p text:style-name="P16"><text:span text:style-name="T6"><text:s text:c="4"/>for (int i = 0; i &lt; numStarts; ++i) {</text:span></text:p>
      <text:p text:style-name="P16"><text:span text:style-name="T6"><text:s text:c="8"/>testFloid(start[i], 10, floid);</text:span></text:p>
      <text:p text:style-name="P16"><text:span text:style-name="T6"><text:s text:c="8"/>cout &lt;&lt; '\n';</text:span></text:p>
      <text:p text:style-name="P16"><text:span text:style-name="T6"><text:s text:c="4"/>}</text:span></text:p>
      <text:p text:style-name="P16"><text:span text:style-name="T6"><text:s text:c="4"/>cout &lt;&lt; '\n';</text:span></text:p>
      <text:p text:style-name="P16"><text:span text:style-name="T6"/></text:p>
      <text:p text:style-name="P16"><text:span text:style-name="T6"><text:s text:c="4"/>out.close();</text:span></text:p>
      <text:p text:style-name="P16"><text:span text:style-name="T6"><text:s text:c="4"/>return 0;</text:span></text:p>
      <text:p text:style-name="P16"><text:span text:style-name="T6">}</text:span></text:p>
      <text:p text:style-name="P16"><text:span text:style-name="T6"/></text:p>
      <text:p text:style-name="P16"><text:span text:style-name="T6">//MPI</text:span></text:p>
      <text:p text:style-name="P16"><text:span text:style-name="T6"/></text:p>
      <text:p text:style-name="P16"><text:span text:style-name="T6">#include &lt;cstdlib&gt;</text:span></text:p>
      <text:p text:style-name="P16"><text:span text:style-name="T6">#include &lt;string&gt;</text:span></text:p>
      <text:p text:style-name="P16"><text:span text:style-name="T6">#include &lt;mpi.h&gt;</text:span></text:p>
      <text:p text:style-name="P16"><text:span text:style-name="T6">#include &lt;math.h&gt;</text:span></text:p>
      <text:p text:style-name="P16"><text:span text:style-name="T6">#include "util.h"</text:span></text:p>
      <text:p text:style-name="P16"><text:span text:style-name="T6"/></text:p>
      <text:p text:style-name="P16"><text:span text:style-name="T6">using namespace std;</text:span></text:p>
      <text:p text:style-name="P16"><text:span text:style-name="T6">using namespace MPI;</text:span></text:p>
      <text:p text:style-name="P16"><text:span text:style-name="T6"/></text:p>
      <text:p text:style-name="P16"><text:span text:style-name="T6">int mpi_rank = 0;</text:span></text:p>
      <text:p text:style-name="P16"><text:span text:style-name="T6">int mpi_size = 0;</text:span></text:p>
      <text:p text:style-name="P16"><text:span text:style-name="T6">Intracomm *comm;</text:span></text:p>
      <text:p text:style-name="P16"><text:span text:style-name="T6"/></text:p>
      <text:p text:style-name="P16"><text:span text:style-name="T6">void floid_MPI(int** a, int n) {</text:span></text:p>
      <text:p text:style-name="P16"><text:span text:style-name="T6"><text:s text:c="4"/>//send</text:span></text:p>
      <text:p text:style-name="P16"><text:span text:style-name="T6"><text:s text:c="4"/>for (int i = 0; i &lt; n; ++i) {</text:span></text:p>
      <text:p text:style-name="P16"><text:span text:style-name="T6"><text:s text:c="8"/>comm-&gt;Bcast(a[i], n, INT, 0);</text:span></text:p>
      <text:p text:style-name="P16"><text:span text:style-name="T6"><text:s text:c="4"/>}</text:span></text:p>
      <text:p text:style-name="P16"><text:span text:style-name="T6"/></text:p>
      <text:p text:style-name="P16"><text:span text:style-name="T6"><text:s text:c="4"/>for (int i = 0; i &lt; n; ++i) {</text:span></text:p>
      <text:p text:style-name="P16"><text:span text:style-name="T6"><text:s text:c="8"/>for (int j = 0; j &lt; n; ++j) {</text:span></text:p>
      <text:p text:style-name="P16"><text:span text:style-name="T6"><text:s text:c="12"/>if (a[i][j] == 0) {</text:span></text:p>
      <text:p text:style-name="P16"><text:span text:style-name="T6"><text:s text:c="16"/>a[i][j] = 1e8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/></text:p>
      <text:p text:style-name="P16"><text:span text:style-name="T6"><text:s text:c="4"/>comm-&gt;Barrier();</text:span></text:p>
      <text:p text:style-name="P16"><text:span text:style-name="T6"/></text:p>
      <text:p text:style-name="P16"><text:span text:style-name="T6"><text:s text:c="4"/>for (int k = 0; k &lt; n; ++k) {</text:span></text:p>
      <text:p text:style-name="P16"><text:span text:style-name="T6"><text:s text:c="8"/>//build new data</text:span></text:p>
      <text:p text:style-name="P16"><text:span text:style-name="T6"><text:s text:c="8"/>if (mpi_rank == k % mpi_size) {</text:span></text:p>
      <text:p text:style-name="P16"><text:span text:style-name="T6"><text:s text:c="12"/>for (int i = 0; i &lt; mpi_size; ++i) {</text:span></text:p>
      <text:p text:style-name="P16"><text:span text:style-name="T6"><text:s text:c="16"/>if (i != mpi_rank) {</text:span></text:p>
      <text:p text:style-name="P16"><text:span text:style-name="T6"><text:s text:c="20"/>comm-&gt;Send(a[k], n, INT, i, 0);</text:span></text:p>
      <text:p text:style-name="P16"><text:span text:style-name="T6"><text:s text:c="16"/>}</text:span></text:p>
      <text:p text:style-name="P16"><text:span text:style-name="T6"><text:s text:c="12"/>}</text:span></text:p>
      <text:p text:style-name="P16"><text:span text:style-name="T6"><text:s text:c="8"/>} else {</text:span></text:p>
      <text:p text:style-name="P16"><text:span text:style-name="T6"><text:s text:c="12"/>comm-&gt;Recv(a[k], n, INT, k % mpi_size, 0); </text:span></text:p>
      <text:p text:style-name="P16"><text:span text:style-name="T6"><text:s text:c="8"/>}</text:span></text:p>
      <text:p text:style-name="P16"><text:span text:style-name="T6"/></text:p>
      <text:p text:style-name="P16"><text:span text:style-name="T6"><text:s text:c="8"/>for (int i = mpi_rank; i &lt; n; i += mpi_size) {</text:span></text:p>
      <text:p text:style-name="P16"><text:span text:style-name="T6"><text:s text:c="12"/>for (int j = 0; j &lt; i; ++j) {</text:span></text:p>
      <text:p text:style-name="P16"><text:span text:style-name="T6"><text:s text:c="16"/>a[i][j] = Min(a[i][j], a[i][k] + a[k][i]);</text:span></text:p>
      <text:p text:style-name="P16"><text:span text:style-name="T6"><text:s text:c="16"/>a[j][i] = a[i][j]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><text:s text:c="8"/>//send to all</text:span></text:p>
      <text:p text:style-name="P16"><text:span text:style-name="T6"><text:s text:c="8"/>/*</text:span></text:p>
      <text:p text:style-name="P16"><text:span text:style-name="T6"><text:s text:c="8"/>for (int i = 0; i &lt; n; ++i) {</text:span></text:p>
      <text:p text:style-name="P16"><text:span text:style-name="T6"><text:s text:c="12"/>int sender = i % mpi_size;</text:span></text:p>
      <text:p text:style-name="P16"><text:span text:style-name="T6"><text:s text:c="12"/>comm-&gt;Bcast(a[i], n, INT, sender);</text:span></text:p>
      <text:p text:style-name="P16"><text:span text:style-name="T6"><text:s text:c="8"/>}</text:span></text:p>
      <text:p text:style-name="P16"><text:span text:style-name="T6"><text:s text:c="9"/>*/</text:span></text:p>
      <text:p text:style-name="P16"><text:span text:style-name="T6"><text:s text:c="4"/>}</text:span></text:p>
      <text:p text:style-name="P16"><text:span text:style-name="T6">}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oft-page-break/><text:span text:style-name="T6">void testFloid_MPI(int n, int count, void (*floidFunk)(int**, int)) {</text:span></text:p>
      <text:p text:style-name="P16"><text:span text:style-name="T6"><text:s text:c="4"/>int **a, **b;</text:span></text:p>
      <text:p text:style-name="P16"><text:span text:style-name="T6"><text:s text:c="4"/>a = new int*[n];</text:span></text:p>
      <text:p text:style-name="P16"><text:span text:style-name="T6"><text:s text:c="4"/>b = new int*[n];</text:span></text:p>
      <text:p text:style-name="P16"><text:span text:style-name="T6"><text:s text:c="4"/>for (int i = 0; i &lt; n; ++i) {</text:span></text:p>
      <text:p text:style-name="P16"><text:span text:style-name="T6"><text:s text:c="8"/>a[i] = new int[n];</text:span></text:p>
      <text:p text:style-name="P16"><text:span text:style-name="T6"><text:s text:c="8"/>b[i] = new int[n];</text:span></text:p>
      <text:p text:style-name="P16"><text:span text:style-name="T6"><text:s text:c="4"/>}</text:span></text:p>
      <text:p text:style-name="P16"><text:span text:style-name="T6"><text:s text:c="4"/>if (mpi_rank == 0) {</text:span></text:p>
      <text:p text:style-name="P16"><text:span text:style-name="T6"><text:s text:c="8"/>for (int i = 0; i &lt; n; ++i) {</text:span></text:p>
      <text:p text:style-name="P16"><text:span text:style-name="T6"><text:s text:c="12"/>for (int j = 0; j &lt; i; ++j) {</text:span></text:p>
      <text:p text:style-name="P16"><text:span text:style-name="T6"><text:s text:c="16"/>a[i][j] = rand() % 10;</text:span></text:p>
      <text:p text:style-name="P16"><text:span text:style-name="T6"><text:s text:c="16"/>a[j][i] = a[i][j]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/></text:p>
      <text:p text:style-name="P16"><text:span text:style-name="T6"><text:s text:c="4"/>double result = 0;</text:span></text:p>
      <text:p text:style-name="P16"><text:span text:style-name="T6"/></text:p>
      <text:p text:style-name="P16"><text:span text:style-name="T6"><text:s text:c="4"/>for (int st = 0; st &lt; count; ++st) {</text:span></text:p>
      <text:p text:style-name="P16"><text:span text:style-name="T6"><text:s text:c="8"/>for (int i = 0; i &lt; n; ++i) {</text:span></text:p>
      <text:p text:style-name="P16"><text:span text:style-name="T6"><text:s text:c="12"/>for (int j = 0; j &lt; i; ++j) {</text:span></text:p>
      <text:p text:style-name="P16"><text:span text:style-name="T6"><text:s text:c="16"/>b[i][j] = a[i][j];</text:span></text:p>
      <text:p text:style-name="P16"><text:span text:style-name="T6"><text:s text:c="16"/>b[j][i] = a[i][j];</text:span></text:p>
      <text:p text:style-name="P16"><text:span text:style-name="T6"><text:s text:c="12"/>}</text:span></text:p>
      <text:p text:style-name="P16"><text:span text:style-name="T6"><text:s text:c="8"/>}</text:span></text:p>
      <text:p text:style-name="P16"><text:span text:style-name="T6"/></text:p>
      <text:p text:style-name="P16"><text:span text:style-name="T6"><text:s text:c="8"/>comm-&gt;Barrier();</text:span></text:p>
      <text:p text:style-name="P16"><text:span text:style-name="T6"><text:s text:c="8"/>uint64_t start = getTime();</text:span></text:p>
      <text:p text:style-name="P16"><text:span text:style-name="T6"><text:s text:c="8"/>floidFunk(b, n);</text:span></text:p>
      <text:p text:style-name="P16"><text:span text:style-name="T6"><text:s text:c="8"/>comm-&gt;Barrier();</text:span></text:p>
      <text:p text:style-name="P16"><text:span text:style-name="T6"><text:s text:c="8"/>uint64_t finish = getTime() - start;</text:span></text:p>
      <text:p text:style-name="P16"><text:span text:style-name="T6"/></text:p>
      <text:p text:style-name="P16"><text:span text:style-name="T6"><text:s text:c="8"/>result += (double) finish / count;</text:span></text:p>
      <text:p text:style-name="P16"><text:span text:style-name="T6"><text:s text:c="8"/>//cout &lt;&lt; finish &lt;&lt; endl;</text:span></text:p>
      <text:p text:style-name="P16"><text:span text:style-name="T6"><text:s text:c="4"/>}</text:span></text:p>
      <text:p text:style-name="P16"><text:span text:style-name="T6"><text:s text:c="4"/>if (mpi_rank == 0) {</text:span></text:p>
      <text:p text:style-name="P16"><text:span text:style-name="T6"><text:s text:c="8"/>printf("%10lf", result);</text:span></text:p>
      <text:p text:style-name="P16"><text:span text:style-name="T6"><text:s text:c="4"/>}</text:span></text:p>
      <text:p text:style-name="P16"><text:span text:style-name="T6"><text:s text:c="4"/>delete[] a;</text:span></text:p>
      <text:p text:style-name="P16"><text:span text:style-name="T6">}</text:span></text:p>
      <text:p text:style-name="P16"><text:span text:style-name="T6"/></text:p>
      <text:p text:style-name="P16"><text:span text:style-name="T6">int main(int argc, char** argv) {</text:span></text:p>
      <text:p text:style-name="P16"><text:span text:style-name="T6"><text:s text:c="4"/>srand(time(0));</text:span></text:p>
      <text:p text:style-name="P16"><text:span text:style-name="T6"><text:s text:c="4"/>ofstream out;</text:span></text:p>
      <text:p text:style-name="P16"><text:span text:style-name="T6"><text:s text:c="4"/>//out.open("floid_result");</text:span></text:p>
      <text:p text:style-name="P16"><text:span text:style-name="T6"/></text:p>
      <text:p text:style-name="P16"><text:span text:style-name="T6"><text:s text:c="4"/>Init();</text:span></text:p>
      <text:p text:style-name="P16"><text:span text:style-name="T6"><text:s text:c="4"/>comm = &amp;COMM_WORLD;</text:span></text:p>
      <text:p text:style-name="P16"><text:span text:style-name="T6"><text:s text:c="4"/>mpi_rank = comm-&gt;Get_rank();</text:span></text:p>
      <text:p text:style-name="P16"><text:span text:style-name="T6"><text:s text:c="4"/>mpi_size = comm-&gt;Get_size();</text:span></text:p>
      <text:p text:style-name="P16"><text:span text:style-name="T6"/></text:p>
      <text:p text:style-name="P16"><text:span text:style-name="T6"/></text:p>
      <text:p text:style-name="P16"><text:span text:style-name="T6"><text:s text:c="4"/>for (int i = 0; i &lt; numStarts; ++i) {</text:span></text:p>
      <text:p text:style-name="P16"><text:span text:style-name="T6"><text:s text:c="8"/>testFloid_MPI(start[i], 10, floid_MPI);</text:span></text:p>
      <text:p text:style-name="P16"><text:span text:style-name="T6"><text:s text:c="8"/>if (mpi_rank == 0) {</text:span></text:p>
      <text:p text:style-name="P16"><text:span text:style-name="T6"><text:s text:c="12"/>cout &lt;&lt; '\n';</text:span></text:p>
      <text:p text:style-name="P16"><text:span text:style-name="T6"><text:s text:c="8"/>}</text:span></text:p>
      <text:p text:style-name="P16"><text:span text:style-name="T6"><text:s text:c="4"/>}</text:span></text:p>
      <text:p text:style-name="P16"><text:span text:style-name="T6"/></text:p>
      <text:p text:style-name="P16"><text:span text:style-name="T6"><text:s text:c="4"/>Finalize();</text:span></text:p>
      <text:p text:style-name="P16"><text:span text:style-name="T6"/></text:p>
      <text:p text:style-name="P16"><text:span text:style-name="T6"><text:s text:c="4"/>out.close();</text:span></text:p>
      <text:p text:style-name="P16"><text:span text:style-name="T6"><text:s text:c="4"/>return 0;</text:span></text:p>
      <text:p text:style-name="P16"><text:span text:style-name="T6">}</text:span></text:p>
      <text:p text:style-name="P18"/>
      <text:p text:style-name="P19">Выводы</text:p>
      <text:p text:style-name="P19"/>
      <text:p text:style-name="P19"/>
      <text:p text:style-name="P19"><draw:frame draw:style-name="fr1" draw:name="Объект1" text:anchor-type="paragraph" svg:width="14.48cm" svg:height="3.415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9"/>
      <text:p text:style-name="P19"/>
      <text:p text:style-name="P20"><draw:frame draw:style-name="fr2" draw:name="Объект2" text:anchor-type="as-char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<draw:frame draw:style-name="fr2" draw:name="Объект3" text:anchor-type="as-char" svg:width="15.804cm" svg:height="8.781cm" draw:z-index="1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20"/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5T18:02:09</dc:date>
    <meta:print-date>2013-03-23T11:35:01</meta:print-date>
    <meta:editing-cycles>83</meta:editing-cycles>
    <meta:editing-duration>PT17H36M53S</meta:editing-duration>
    <meta:generator>LibreOffice/4.0.2.2$Linux_X86_64 LibreOffice_project/400m0$Build-2</meta:generator>
    <meta:document-statistic meta:table-count="0" meta:image-count="0" meta:object-count="3" meta:page-count="5" meta:paragraph-count="194" meta:word-count="740" meta:character-count="4853" meta:non-whitespace-character-count="315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Посл</text:p>
          </table:table-cell>
          <table:table-cell office:value-type="string">
            <text:p>Паралл</text:p>
          </table:table-cell>
          <table:table-cell office:value-type="string">
            <text:p>MPI 2 core</text:p>
          </table:table-cell>
          <table:table-cell office:value-type="string">
            <text:p>MPI 4 co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56">
            <text:p>4656</text:p>
          </table:table-cell>
          <table:table-cell office:value-type="float" office:value="49222.4">
            <text:p>49222,4</text:p>
          </table:table-cell>
          <table:table-cell office:value-type="float" office:value="65434">
            <text:p>65434</text:p>
          </table:table-cell>
          <table:table-cell office:value-type="float" office:value="80894.4">
            <text:p>80894,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4250">
            <text:p>554250</text:p>
          </table:table-cell>
          <table:table-cell office:value-type="float" office:value="504900">
            <text:p>504900</text:p>
          </table:table-cell>
          <table:table-cell office:value-type="float" office:value="415870.4">
            <text:p>415870,4</text:p>
          </table:table-cell>
          <table:table-cell office:value-type="float" office:value="351878.4">
            <text:p>351878,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45610.1">
            <text:p>3545610,1</text:p>
          </table:table-cell>
          <table:table-cell office:value-type="float" office:value="3689298.8">
            <text:p>3689298,8</text:p>
          </table:table-cell>
          <table:table-cell office:value-type="float" office:value="2494987.6">
            <text:p>2494987,6</text:p>
          </table:table-cell>
          <table:table-cell office:value-type="float" office:value="2537749.6">
            <text:p>2537749,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999441.6">
            <text:p>21999441,6</text:p>
          </table:table-cell>
          <table:table-cell office:value-type="float" office:value="24381213.2">
            <text:p>24381213,2</text:p>
          </table:table-cell>
          <table:table-cell office:value-type="float" office:value="17228188">
            <text:p>17228188</text:p>
          </table:table-cell>
          <table:table-cell office:value-type="float" office:value="14629512.8">
            <text:p>14629512,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9470453.2">
            <text:p>139470453,2</text:p>
          </table:table-cell>
          <table:table-cell office:value-type="float" office:value="103182645.6">
            <text:p>103182645,6</text:p>
          </table:table-cell>
          <table:table-cell office:value-type="float" office:value="77221138">
            <text:p>77221138</text:p>
          </table:table-cell>
          <table:table-cell office:value-type="float" office:value="72559637.6">
            <text:p>72559637,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9687829.6">
            <text:p>199687829,6</text:p>
          </table:table-cell>
          <table:table-cell office:value-type="float" office:value="178896717.2">
            <text:p>178896717,2</text:p>
          </table:table-cell>
          <table:table-cell office:value-type="float" office:value="126991131.2">
            <text:p>126991131,2</text:p>
          </table:table-cell>
          <table:table-cell office:value-type="float" office:value="175620527.2">
            <text:p>175620527,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5823163.6">
            <text:p>495823163,6</text:p>
          </table:table-cell>
          <table:table-cell office:value-type="float" office:value="428615922">
            <text:p>428615922</text:p>
          </table:table-cell>
          <table:table-cell office:value-type="float" office:value="304395470">
            <text:p>304395470</text:p>
          </table:table-cell>
          <table:table-cell office:value-type="float" office:value="583746263.6">
            <text:p>583746263,6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17:58: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88cm" svg:y="3.453cm" style:legend-expansion="high" chart:style-name="ch2"/>
        <chart:plot-area chart:style-name="ch3" chart:data-source-has-labels="both" svg:x="0.769cm" svg:y="0.851cm" svg:width="11.581cm" svg:height="7.549cm">
          <chartooo:coordinate-region svg:x="2.687cm" svg:y="1.05cm" svg:width="9.383cm" svg:height="6.70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series chart:style-name="ch9" chart:values-cell-range-address="local-table.$E$2:.$E$8" chart:label-cell-address="local-table.$E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</table:table-cell>
              <table:table-cell office:value-type="string">
                <text:p>Паралл</text:p>
              </table:table-cell>
              <table:table-cell office:value-type="string">
                <text:p>MPI 2 core</text:p>
              </table:table-cell>
              <table:table-cell office:value-type="string">
                <text:p>MPI 4 cor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656">
                <text:p>4656</text:p>
              </table:table-cell>
              <table:table-cell office:value-type="float" office:value="49222.4">
                <text:p>49222.4</text:p>
              </table:table-cell>
              <table:table-cell office:value-type="float" office:value="65434">
                <text:p>65434</text:p>
              </table:table-cell>
              <table:table-cell office:value-type="float" office:value="80894.4">
                <text:p>8089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4250">
                <text:p>554250</text:p>
              </table:table-cell>
              <table:table-cell office:value-type="float" office:value="504900">
                <text:p>504900</text:p>
              </table:table-cell>
              <table:table-cell office:value-type="float" office:value="415870.4">
                <text:p>415870.4</text:p>
              </table:table-cell>
              <table:table-cell office:value-type="float" office:value="351878.4">
                <text:p>35187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45610.1">
                <text:p>3545610.1</text:p>
              </table:table-cell>
              <table:table-cell office:value-type="float" office:value="3689298.8">
                <text:p>3689298.8</text:p>
              </table:table-cell>
              <table:table-cell office:value-type="float" office:value="2494987.6">
                <text:p>2494987.6</text:p>
              </table:table-cell>
              <table:table-cell office:value-type="float" office:value="2537749.6">
                <text:p>2537749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999441.6">
                <text:p>21999441.6</text:p>
              </table:table-cell>
              <table:table-cell office:value-type="float" office:value="24381213.2">
                <text:p>24381213.2</text:p>
              </table:table-cell>
              <table:table-cell office:value-type="float" office:value="17228188">
                <text:p>17228188</text:p>
              </table:table-cell>
              <table:table-cell office:value-type="float" office:value="14629512.8">
                <text:p>1462951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9470453.2">
                <text:p>139470453.2</text:p>
              </table:table-cell>
              <table:table-cell office:value-type="float" office:value="103182645.6">
                <text:p>103182645.6</text:p>
              </table:table-cell>
              <table:table-cell office:value-type="float" office:value="77221138">
                <text:p>77221138</text:p>
              </table:table-cell>
              <table:table-cell office:value-type="float" office:value="72559637.6">
                <text:p>72559637.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9687829.6">
                <text:p>199687829.6</text:p>
              </table:table-cell>
              <table:table-cell office:value-type="float" office:value="178896717.2">
                <text:p>178896717.2</text:p>
              </table:table-cell>
              <table:table-cell office:value-type="float" office:value="126991131.2">
                <text:p>126991131.2</text:p>
              </table:table-cell>
              <table:table-cell office:value-type="float" office:value="175620527.2">
                <text:p>175620527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5823163.6">
                <text:p>495823163.6</text:p>
              </table:table-cell>
              <table:table-cell office:value-type="float" office:value="428615922">
                <text:p>428615922</text:p>
              </table:table-cell>
              <table:table-cell office:value-type="float" office:value="304395470">
                <text:p>304395470</text:p>
              </table:table-cell>
              <table:table-cell office:value-type="float" office:value="583746263.6">
                <text:p>58374626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maximum="9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8.78cm" xlink:href="." xlink:type="simple" chart:class="chart:line" chart:style-name="ch1">
        <chart:legend chart:legend-position="end" svg:x="12.793cm" svg:y="3.095cm" style:legend-expansion="high" chart:style-name="ch2"/>
        <chart:plot-area chart:style-name="ch3" chart:data-source-has-labels="both" svg:x="0.766cm" svg:y="0.835cm" svg:width="11.395cm" svg:height="7.35cm">
          <chartooo:coordinate-region svg:x="1.493cm" svg:y="1.034cm" svg:width="9.925cm" svg:height="6.50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series chart:style-name="ch10" chart:values-cell-range-address="local-table.$E$2:.$E$8" chart:label-cell-address="local-table.$E$1" chart:class="chart:line">
            <chart:data-point chart:repeated="7"/>
          </chart:series>
          <chart:series chart:style-name="ch11" chart:values-cell-range-address="local-table.$F$2:.$F$8" chart:label-cell-address="local-table.$F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</table:table-cell>
              <table:table-cell office:value-type="string">
                <text:p>Паралл</text:p>
              </table:table-cell>
              <table:table-cell office:value-type="string">
                <text:p>MPI 2 core</text:p>
              </table:table-cell>
              <table:table-cell office:value-type="string">
                <text:p>MPI 4 cor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3.66801297164183">
                <text:p>3.66801297164183</text:p>
              </table:table-cell>
              <table:table-cell office:value-type="float" office:value="4.69216278533886">
                <text:p>4.69216278533886</text:p>
              </table:table-cell>
              <table:table-cell office:value-type="float" office:value="4.81580346966149">
                <text:p>4.81580346966149</text:p>
              </table:table-cell>
              <table:table-cell office:value-type="float" office:value="4.90791845816014">
                <text:p>4.9079184581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74370570178653">
                <text:p>5.74370570178653</text:p>
              </table:table-cell>
              <table:table-cell office:value-type="float" office:value="5.70320537069549">
                <text:p>5.70320537069549</text:p>
              </table:table-cell>
              <table:table-cell office:value-type="float" office:value="5.61895801011213">
                <text:p>5.61895801011213</text:p>
              </table:table-cell>
              <table:table-cell office:value-type="float" office:value="5.54639260855522">
                <text:p>5.5463926085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54969097584229">
                <text:p>6.54969097584229</text:p>
              </table:table-cell>
              <table:table-cell office:value-type="float" office:value="6.56694383059576">
                <text:p>6.56694383059576</text:p>
              </table:table-cell>
              <table:table-cell office:value-type="float" office:value="6.39706839153658">
                <text:p>6.39706839153658</text:p>
              </table:table-cell>
              <table:table-cell office:value-type="float" office:value="6.40444876799385">
                <text:p>6.4044487679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34241165749873">
                <text:p>7.34241165749873</text:p>
              </table:table-cell>
              <table:table-cell office:value-type="float" office:value="7.38705531215014">
                <text:p>7.38705531215014</text:p>
              </table:table-cell>
              <table:table-cell office:value-type="float" office:value="7.23623960228937">
                <text:p>7.23623960228937</text:p>
              </table:table-cell>
              <table:table-cell office:value-type="float" office:value="7.16522986325485">
                <text:p>7.1652298632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1444822121162">
                <text:p>8.1444822121162</text:p>
              </table:table-cell>
              <table:table-cell office:value-type="float" office:value="8.0136066589778">
                <text:p>8.0136066589778</text:p>
              </table:table-cell>
              <table:table-cell office:value-type="float" office:value="7.88773619748848">
                <text:p>7.88773619748848</text:p>
              </table:table-cell>
              <table:table-cell office:value-type="float" office:value="7.86069510496834">
                <text:p>7.86069510496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0035159667527">
                <text:p>8.30035159667527</text:p>
              </table:table-cell>
              <table:table-cell office:value-type="float" office:value="8.25260237122692">
                <text:p>8.25260237122692</text:p>
              </table:table-cell>
              <table:table-cell office:value-type="float" office:value="8.10377339177962">
                <text:p>8.10377339177962</text:p>
              </table:table-cell>
              <table:table-cell office:value-type="float" office:value="8.24457527653972">
                <text:p>8.2445752765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.69532681204187">
                <text:p>8.69532681204187</text:p>
              </table:table-cell>
              <table:table-cell office:value-type="float" office:value="8.63206829994964">
                <text:p>8.63206829994964</text:p>
              </table:table-cell>
              <table:table-cell office:value-type="float" office:value="8.48343818499524">
                <text:p>8.48343818499524</text:p>
              </table:table-cell>
              <table:table-cell office:value-type="float" office:value="8.766224113783">
                <text:p>8.7662241137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